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17cm" fo:min-width="3.003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258cm" fo:min-width="2.675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3.363cm"/>
    </style:style>
    <style:style style:name="gr8" style:family="graphic" style:parent-style-name="objectwithoutfill">
      <style:graphic-properties svg:stroke-color="#ed1c2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52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905cm" svg:y1="3.286cm" svg:x2="2.905cm" svg:y2="5.191cm">
          <text:p/>
        </draw:line>
        <draw:line draw:style-name="gr2" draw:text-style-name="P2" draw:layer="layout" svg:x1="2.27cm" svg:y1="3.794cm" svg:x2="3.413cm" svg:y2="3.794cm">
          <text:p/>
        </draw:line>
        <draw:line draw:style-name="gr2" draw:text-style-name="P2" draw:layer="layout" svg:x1="2.905cm" svg:y1="4.937cm" svg:x2="2.397cm" svg:y2="5.699cm">
          <text:p/>
        </draw:line>
        <draw:line draw:style-name="gr2" draw:text-style-name="P2" draw:layer="layout" svg:x1="2.905cm" svg:y1="4.937cm" svg:x2="3.54cm" svg:y2="5.699cm">
          <text:p/>
        </draw:line>
        <draw:custom-shape draw:style-name="gr3" draw:text-style-name="P1" draw:layer="layout" svg:width="4.953cm" svg:height="2.921cm" svg:x="17.129cm" svg:y="2.778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14.462cm" svg:y="6.08cm">
          <text:p text:style-name="P1">S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2.921cm" svg:x="11.16cm" svg:y="9.636cm">
          <text:p text:style-name="P1">DELETE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0.508cm" svg:x="1.889cm" svg:y="16.621cm">
          <text:p text:style-name="P1">use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43cm" svg:height="0.962cm" svg:x="10.652cm" svg:y="1.635cm">
          <draw:text-box>
            <text:p>Donjons &amp; Dragon Role Game Use Case</text:p>
          </draw:text-box>
        </draw:frame>
        <draw:custom-shape draw:style-name="gr3" draw:text-style-name="P1" draw:layer="layout" svg:width="4.953cm" svg:height="2.921cm" svg:x="8.747cm" svg:y="17.129cm">
          <text:p text:style-name="P1">CREATE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175cm" svg:height="0.508cm" svg:x="1.635cm" svg:y="6.08cm">
          <text:p text:style-name="P1">Free us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61cm" svg:height="2.794cm" svg:x="16.621cm" svg:y="12.43cm">
          <text:p text:style-name="P1">CREATE H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461cm" svg:height="2.794cm" svg:x="17.129cm" svg:y="15.986cm">
          <text:p text:style-name="P1">CHOOSE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827cm" svg:y1="18.399cm" svg:x2="16.748cm" svg:y2="17.637cm">
          <text:p/>
        </draw:line>
        <draw:line draw:style-name="gr2" draw:text-style-name="P2" draw:layer="layout" svg:x1="13.7cm" svg:y1="17.637cm" svg:x2="16.621cm" svg:y2="14.843cm">
          <text:p/>
        </draw:line>
        <draw:custom-shape draw:style-name="gr1" draw:text-style-name="P1" draw:layer="layout" svg:width="0.635cm" svg:height="0.635cm" svg:x="2.651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032cm" svg:y1="13.954cm" svg:x2="3.032cm" svg:y2="15.859cm">
          <text:p/>
        </draw:line>
        <draw:line draw:style-name="gr2" draw:text-style-name="P2" draw:layer="layout" svg:x1="2.397cm" svg:y1="14.462cm" svg:x2="3.54cm" svg:y2="14.462cm">
          <text:p/>
        </draw:line>
        <draw:line draw:style-name="gr2" draw:text-style-name="P2" draw:layer="layout" svg:x1="3.032cm" svg:y1="15.605cm" svg:x2="2.524cm" svg:y2="16.367cm">
          <text:p/>
        </draw:line>
        <draw:line draw:style-name="gr2" draw:text-style-name="P2" draw:layer="layout" svg:x1="3.032cm" svg:y1="15.732cm" svg:x2="3.794cm" svg:y2="16.494cm">
          <text:p/>
        </draw:line>
        <draw:line draw:style-name="gr8" draw:text-style-name="P2" draw:layer="layout" svg:x1="3.921cm" svg:y1="4.683cm" svg:x2="15.986cm" svg:y2="4.302cm">
          <text:p/>
        </draw:line>
        <draw:line draw:style-name="gr2" draw:text-style-name="P2" draw:layer="layout" svg:x1="4.175cm" svg:y1="14.716cm" svg:x2="16.367cm" svg:y2="4.683cm">
          <text:p/>
        </draw:line>
        <draw:line draw:style-name="gr2" draw:text-style-name="P2" draw:layer="layout" svg:x1="4.683cm" svg:y1="14.716cm" svg:x2="13.954cm" svg:y2="8.239cm">
          <text:p/>
        </draw:line>
        <draw:line draw:style-name="gr2" draw:text-style-name="P2" draw:layer="layout" svg:x1="4.683cm" svg:y1="15.224cm" svg:x2="11.668cm" svg:y2="12.176cm">
          <text:p/>
        </draw:line>
        <draw:line draw:style-name="gr2" draw:text-style-name="P2" draw:layer="layout" svg:x1="4.302cm" svg:y1="15.732cm" svg:x2="8.62cm" svg:y2="17.7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6T09:07:40.540554852</meta:creation-date>
    <dc:date>2020-05-26T10:59:01.263564614</dc:date>
    <meta:editing-duration>PT10M39S</meta:editing-duration>
    <meta:editing-cycles>3</meta:editing-cycles>
    <meta:generator>LibreOffice/6.0.7.3$Linux_X86_64 LibreOffice_project/00m0$Build-3</meta:generator>
    <meta:document-statistic meta:object-count="26"/>
  </office:meta>
</office:document-meta>
</file>